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7.381875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4.70958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6.615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Mick McDermott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Cavan-Monaghan</text:p>
          </table:table-cell>
          <table:table-cell office:value-type="string" table:style-name="ce1">
            <text:p>"}),</text:p>
          </table:table-cell>
          <table:table-cell office:value-type="string" office:string-value="CREATE (n:Politician {name: &quot;Mick McDermott&quot;,  gender: &quot;male&quot;, constituency:&quot;Cavan-Monaghan&quot;})," table:formula="of:=CONCATENATE([.A1]; [.B1]; [.C1]; [.D1]; [.E1]; [.F1]; [.G1])" table:style-name="ce1">
            <text:p>CREATE (n:Politician {name: "Mick McDermott", <text:s/>gender: "male", constituency:"Cavan-Monaghan"}),</text:p>
          </table:table-cell>
          <table:table-cell office:value-type="string" office:string-value="CREATE (n:Politician {name: &quot;Mick McDermott&quot;,  gender: &quot;male&quot;, constituency:&quot;Cavan-Monaghan&quot;}),(m:Politician {name: &quot;Aoife O'Connell&quot;,  gender: &quot;female&quot;, constituency:&quot;Cavan-Monaghan&quot;}),(ma:Politician {name: &quot;Cormac McKay&quot;,  gender: &quot;male&quot;, constituency:&quot;Dublin Central&quot;}),(mb:Politician {name: &quot;Christopher Healy&quot;,  gender: &quot;male&quot;, constituency:&quot;Dublin Mid-West&quot;}),(mc:Politician {name: &quot;Cormac McKay&quot;,  gender: &quot;male&quot;, constituency:&quot;Dublin North West &quot;}),(md:Politician {name: &quot;Neville Bradley&quot;,  gender: &quot;female&quot;, constituency:&quot;Dublin South Central&quot;}),(me:Politician {name: &quot;Stephen Sinclair&quot;,  gender: &quot;male&quot;, constituency:&quot;Dublin South West&quot;}),(mf:Politician {name: &quot;Raymond Whitehead&quot;,  gender: &quot;male&quot;, constituency:&quot;Dún Laoghaire&quot;}),(mg:Politician {name: &quot;Rauiri O'Neill&quot;,  gender: &quot;male&quot;, constituency:&quot;Galway West&quot;}),(mh:Politician {name: &quot;Mark Keogh&quot;,  gender: &quot;male&quot;, constituency:&quot;Limerick&quot;}),(mi:Politician {name: &quot;Stephanie Healy&quot;,  gender: &quot;female&quot;, constituency:&quot;Longford-Westmeath&quot;}),(mj:Politician {name: &quot;Anthony Connor&quot;,  gender: &quot;male&quot;, constituency:&quot;Louth&quot;}),(mk:Politician {name: &quot;Pat Greene&quot;,  gender: &quot;male&quot;, constituency:&quot;Louth&quot;}),(ml:Politician {name: &quot;Ben Gilroy&quot;,  gender: &quot;male&quot;, constituency:&quot;Meath East&quot;}),(mm:Politician {name: &quot;Alan Lawes&quot;,  gender: &quot;male&quot;, constituency:&quot;Meath West&quot;}),(mn:Politician {name: &quot;Edward Quilty&quot;,  gender: &quot;female&quot;, constituency:&quot;Waterford&quot;}),(mo:Politician {name: &quot;David Lloyd&quot;,  gender: &quot;male&quot;, constituency:&quot;Wexford&quot;}),(mp:Politician {name: &quot;Katrina Hutchinson&quot;,  gender: &quot;female&quot;, constituency:&quot;Wicklow&quot;});" table:formula="of:=CONCATENATE([.H1]; [.H2]; [.H3]; [.H4]; [.H5]; [.H6]; [.H7]; [.H8]; [.H9]; [.H10]; [.H11]; [.H12]; [.H13]; [.H14]; [.H15]; [.H16]; [.H17]; [.H18]; [.H19]; [.H20]; [.H21]; [.H22]; [.H23]; [.H24]; [.H25]; [.H26]; [.H27]; [.H28]; [.H29]; [.H30]; [.H31]; [.H32]; [.H33]; [.H34]; [.H35]; [.H36]; [.H37]; [.H38]; [.H39]; [.H40]; [.H41]; [.H42]; [.H43]; [.H44]; [.H45]; [.H46]; [.H47]; [.H48]; [.H49]; [.H50]; [.H51]; [.H52]; [.H53]; [.H54]; [.H55]; [.H56]; [.H57]; [.H58]; [.H59]; [.H60]; [.H61]; [.H62]; [.H63]; [.H64]; [.H65]; [.H66]; [.H67];  [.H68]; [.H69]; [.H70]; [.H71])" table:style-name="ce1">
            <text:p>CREATE (n:Politician {name: "Mick McDermott", <text:s/>gender: "male", constituency:"Cavan-Monaghan"}),(m:Politician {name: "Aoife O'Connell", <text:s/>gender: "female", constituency:"Cavan-Monaghan"}),(ma:Politician {name: "Cormac McKay", <text:s/>gender: "male", constituency:"Dublin Central"}),(mb:Politician {name: "Christopher Healy", <text:s/>gender: "male", constituency:"Dublin Mid-West"}),(mc:Politician {name: "Cormac McKay", <text:s/>gender: "male", constituency:"Dublin North West "}),(md:Politician {name: "Neville Bradley", <text:s/>gender: "female", constituency:"Dublin South Central"}),(me:Politician {name: "Stephen Sinclair", <text:s/>gender: "male", constituency:"Dublin South West"}),(mf:Politician {name: "Raymond Whitehead", <text:s/>gender: "male", constituency:"Dún Laoghaire"}),(mg:Politician {name: "Rauiri O'Neill", <text:s/>gender: "male", constituency:"Galway West"}),(mh:Politician {name: "Mark Keogh", <text:s/>gender: "male", constituency:"Limerick"}),(mi:Politician {name: "Stephanie Healy", <text:s/>gender: "female", constituency:"Longford-Westmeath"}),(mj:Politician {name: "Anthony Connor", <text:s/>gender: "male", constituency:"Louth"}),(mk:Politician {name: "Pat Greene", <text:s/>gender: "male", constituency:"Louth"}),(ml:Politician {name: "Ben Gilroy", <text:s/>gender: "male", constituency:"Meath East"}),(mm:Politician {name: "Alan Lawes", <text:s/>gender: "male", constituency:"Meath West"}),(mn:Politician {name: "Edward Quilty", <text:s/>gender: "female", constituency:"Waterford"}),(mo:Politician {name: "David Lloyd", <text:s/>gender: "male", constituency:"Wexford"}),(mp:Politician {name: "Katrina Hutchinson", <text:s/>gender: "female", constituency:"Wicklow"});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(m:Politician {name: "</text:p>
          </table:table-cell>
          <table:table-cell office:value-type="string" table:style-name="ce1">
            <text:p>Aoife O'Connell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avan-Monaghan</text:p>
          </table:table-cell>
          <table:table-cell office:value-type="string" table:style-name="ce1">
            <text:p>"}),</text:p>
          </table:table-cell>
          <table:table-cell office:value-type="string" office:string-value="(m:Politician {name: &quot;Aoife O'Connell&quot;,  gender: &quot;female&quot;, constituency:&quot;Cavan-Monaghan&quot;})," table:formula="of:=CONCATENATE([.A2]; [.B2]; [.C2]; [.D2]; [.E2]; [.F2]; [.G2])" table:style-name="ce1">
            <text:p>(m:Politician {name: "Aoife O'Connell", <text:s/>gender: "female", constituency:"Cavan-Monaghan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a:Politician {name: "</text:p>
          </table:table-cell>
          <table:table-cell office:value-type="string" table:style-name="ce1">
            <text:p>Cormac McKa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Central</text:p>
          </table:table-cell>
          <table:table-cell office:value-type="string" table:style-name="ce1">
            <text:p>"}),</text:p>
          </table:table-cell>
          <table:table-cell office:value-type="string" office:string-value="(ma:Politician {name: &quot;Cormac McKay&quot;,  gender: &quot;male&quot;, constituency:&quot;Dublin Central&quot;})," table:formula="of:=CONCATENATE([.A3]; [.B3]; [.C3]; [.D3]; [.E3]; [.F3]; [.G3])" table:style-name="ce1">
            <text:p>(ma:Politician {name: "Cormac McKay", <text:s/>gender: "male", constituency:"Dublin Central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b:Politician {name: "</text:p>
          </table:table-cell>
          <table:table-cell office:value-type="string" table:style-name="ce1">
            <text:p>Christopher Heal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Mid-West</text:p>
          </table:table-cell>
          <table:table-cell office:value-type="string" table:style-name="ce1">
            <text:p>"}),</text:p>
          </table:table-cell>
          <table:table-cell office:value-type="string" office:string-value="(mb:Politician {name: &quot;Christopher Healy&quot;,  gender: &quot;male&quot;, constituency:&quot;Dublin Mid-West&quot;})," table:formula="of:=CONCATENATE([.A4]; [.B4]; [.C4]; [.D4]; [.E4]; [.F4]; [.G4])" table:style-name="ce1">
            <text:p>(mb:Politician {name: "Christopher Healy", <text:s/>gender: "male", constituency:"Dublin Mid-West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c:Politician {name: "</text:p>
          </table:table-cell>
          <table:table-cell office:value-type="string" table:style-name="ce1">
            <text:p>Cormac McKa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North West </text:p>
          </table:table-cell>
          <table:table-cell office:value-type="string" table:style-name="ce1">
            <text:p>"}),</text:p>
          </table:table-cell>
          <table:table-cell office:value-type="string" office:string-value="(mc:Politician {name: &quot;Cormac McKay&quot;,  gender: &quot;male&quot;, constituency:&quot;Dublin North West &quot;})," table:formula="of:=CONCATENATE([.A5]; [.B5]; [.C5]; [.D5]; [.E5]; [.F5]; [.G5])" table:style-name="ce1">
            <text:p>(mc:Politician {name: "Cormac McKay", <text:s/>gender: "male", constituency:"Dublin North West 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d:Politician {name: "</text:p>
          </table:table-cell>
          <table:table-cell office:value-type="string" table:style-name="ce1">
            <text:p>Neville Bradle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South Central</text:p>
          </table:table-cell>
          <table:table-cell office:value-type="string" table:style-name="ce1">
            <text:p>"}),</text:p>
          </table:table-cell>
          <table:table-cell office:value-type="string" office:string-value="(md:Politician {name: &quot;Neville Bradley&quot;,  gender: &quot;female&quot;, constituency:&quot;Dublin South Central&quot;})," table:formula="of:=CONCATENATE([.A6]; [.B6]; [.C6]; [.D6]; [.E6]; [.F6]; [.G6])" table:style-name="ce1">
            <text:p>(md:Politician {name: "Neville Bradley", <text:s/>gender: "female", constituency:"Dublin South Central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e:Politician {name: "</text:p>
          </table:table-cell>
          <table:table-cell office:value-type="string" table:style-name="ce1">
            <text:p>Stephen Sinclair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South West</text:p>
          </table:table-cell>
          <table:table-cell office:value-type="string" table:style-name="ce1">
            <text:p>"}),</text:p>
          </table:table-cell>
          <table:table-cell office:value-type="string" office:string-value="(me:Politician {name: &quot;Stephen Sinclair&quot;,  gender: &quot;male&quot;, constituency:&quot;Dublin South West&quot;})," table:formula="of:=CONCATENATE([.A7]; [.B7]; [.C7]; [.D7]; [.E7]; [.F7]; [.G7])" table:style-name="ce1">
            <text:p>(me:Politician {name: "Stephen Sinclair", <text:s/>gender: "male", constituency:"Dublin South West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f:Politician {name: "</text:p>
          </table:table-cell>
          <table:table-cell office:value-type="string" table:style-name="ce1">
            <text:p>Raymond Whitehead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ún Laoghaire</text:p>
          </table:table-cell>
          <table:table-cell office:value-type="string" table:style-name="ce1">
            <text:p>"}),</text:p>
          </table:table-cell>
          <table:table-cell office:value-type="string" office:string-value="(mf:Politician {name: &quot;Raymond Whitehead&quot;,  gender: &quot;male&quot;, constituency:&quot;Dún Laoghaire&quot;})," table:formula="of:=CONCATENATE([.A8]; [.B8]; [.C8]; [.D8]; [.E8]; [.F8]; [.G8])" table:style-name="ce1">
            <text:p>(mf:Politician {name: "Raymond Whitehead", <text:s/>gender: "male", constituency:"Dún Laoghaire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g:Politician {name: "</text:p>
          </table:table-cell>
          <table:table-cell office:value-type="string" table:style-name="ce1">
            <text:p>Rauiri O'Neill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Galway West</text:p>
          </table:table-cell>
          <table:table-cell office:value-type="string" table:style-name="ce1">
            <text:p>"}),</text:p>
          </table:table-cell>
          <table:table-cell office:value-type="string" office:string-value="(mg:Politician {name: &quot;Rauiri O'Neill&quot;,  gender: &quot;male&quot;, constituency:&quot;Galway West&quot;})," table:formula="of:=CONCATENATE([.A9]; [.B9]; [.C9]; [.D9]; [.E9]; [.F9]; [.G9])" table:style-name="ce1">
            <text:p>(mg:Politician {name: "Rauiri O'Neill", <text:s/>gender: "male", constituency:"Galway West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h:Politician {name: "</text:p>
          </table:table-cell>
          <table:table-cell office:value-type="string" table:style-name="ce1">
            <text:p>Mark Keogh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Limerick</text:p>
          </table:table-cell>
          <table:table-cell office:value-type="string" table:style-name="ce1">
            <text:p>"}),</text:p>
          </table:table-cell>
          <table:table-cell office:value-type="string" office:string-value="(mh:Politician {name: &quot;Mark Keogh&quot;,  gender: &quot;male&quot;, constituency:&quot;Limerick&quot;})," table:formula="of:=CONCATENATE([.A10]; [.B10]; [.C10]; [.D10]; [.E10]; [.F10]; [.G10])" table:style-name="ce1">
            <text:p>(mh:Politician {name: "Mark Keogh", <text:s/>gender: "male", constituency:"Limerick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i:Politician {name: "</text:p>
          </table:table-cell>
          <table:table-cell office:value-type="string" table:style-name="ce1">
            <text:p>Stephanie Heal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Longford-Westmeath</text:p>
          </table:table-cell>
          <table:table-cell office:value-type="string" table:style-name="ce1">
            <text:p>"}),</text:p>
          </table:table-cell>
          <table:table-cell office:value-type="string" office:string-value="(mi:Politician {name: &quot;Stephanie Healy&quot;,  gender: &quot;female&quot;, constituency:&quot;Longford-Westmeath&quot;})," table:formula="of:=CONCATENATE([.A11]; [.B11]; [.C11]; [.D11]; [.E11]; [.F11]; [.G11])" table:style-name="ce1">
            <text:p>(mi:Politician {name: "Stephanie Healy", <text:s/>gender: "female", constituency:"Longford-Westmeath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j:Politician {name: "</text:p>
          </table:table-cell>
          <table:table-cell office:value-type="string" table:style-name="ce1">
            <text:p>Anthony Connor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Louth</text:p>
          </table:table-cell>
          <table:table-cell office:value-type="string" table:style-name="ce1">
            <text:p>"}),</text:p>
          </table:table-cell>
          <table:table-cell office:value-type="string" office:string-value="(mj:Politician {name: &quot;Anthony Connor&quot;,  gender: &quot;male&quot;, constituency:&quot;Louth&quot;})," table:formula="of:=CONCATENATE([.A12]; [.B12]; [.C12]; [.D12]; [.E12]; [.F12]; [.G12])" table:style-name="ce1">
            <text:p>(mj:Politician {name: "Anthony Connor", <text:s/>gender: "male", constituency:"Louth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k:Politician {name: "</text:p>
          </table:table-cell>
          <table:table-cell office:value-type="string" table:style-name="ce1">
            <text:p>Pat Green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Louth</text:p>
          </table:table-cell>
          <table:table-cell office:value-type="string" table:style-name="ce1">
            <text:p>"}),</text:p>
          </table:table-cell>
          <table:table-cell office:value-type="string" office:string-value="(mk:Politician {name: &quot;Pat Greene&quot;,  gender: &quot;male&quot;, constituency:&quot;Louth&quot;})," table:formula="of:=CONCATENATE([.A13]; [.B13]; [.C13]; [.D13]; [.E13]; [.F13]; [.G13])" table:style-name="ce1">
            <text:p>(mk:Politician {name: "Pat Greene", <text:s/>gender: "male", constituency:"Louth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l:Politician {name: "</text:p>
          </table:table-cell>
          <table:table-cell office:value-type="string" table:style-name="ce3">
            <text:p>Ben Gilro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Meath East</text:p>
          </table:table-cell>
          <table:table-cell office:value-type="string" table:style-name="ce1">
            <text:p>"}),</text:p>
          </table:table-cell>
          <table:table-cell office:value-type="string" office:string-value="(ml:Politician {name: &quot;Ben Gilroy&quot;,  gender: &quot;male&quot;, constituency:&quot;Meath East&quot;})," table:formula="of:=CONCATENATE([.A14]; [.B14]; [.C14]; [.D14]; [.E14]; [.F14]; [.G14])" table:style-name="ce1">
            <text:p>(ml:Politician {name: "Ben Gilroy", <text:s/>gender: "male", constituency:"Meath East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m:Politician {name: "</text:p>
          </table:table-cell>
          <table:table-cell office:value-type="string" table:style-name="ce1">
            <text:p>Alan Lawes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Meath West</text:p>
          </table:table-cell>
          <table:table-cell office:value-type="string" table:style-name="ce1">
            <text:p>"}),</text:p>
          </table:table-cell>
          <table:table-cell office:value-type="string" office:string-value="(mm:Politician {name: &quot;Alan Lawes&quot;,  gender: &quot;male&quot;, constituency:&quot;Meath West&quot;})," table:formula="of:=CONCATENATE([.A15]; [.B15]; [.C15]; [.D15]; [.E15]; [.F15]; [.G15])" table:style-name="ce1">
            <text:p>(mm:Politician {name: "Alan Lawes", <text:s/>gender: "male", constituency:"Meath West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n:Politician {name: "</text:p>
          </table:table-cell>
          <table:table-cell office:value-type="string" table:style-name="ce1">
            <text:p>Edward Quilt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Waterford</text:p>
          </table:table-cell>
          <table:table-cell office:value-type="string" table:style-name="ce1">
            <text:p>"}),</text:p>
          </table:table-cell>
          <table:table-cell office:value-type="string" office:string-value="(mn:Politician {name: &quot;Edward Quilty&quot;,  gender: &quot;female&quot;, constituency:&quot;Waterford&quot;})," table:formula="of:=CONCATENATE([.A16]; [.B16]; [.C16]; [.D16]; [.E16]; [.F16]; [.G16])" table:style-name="ce1">
            <text:p>(mn:Politician {name: "Edward Quilty", <text:s/>gender: "female", constituency:"Waterford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o:Politician {name: "</text:p>
          </table:table-cell>
          <table:table-cell office:value-type="string" table:style-name="ce1">
            <text:p>David Lloyd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Wexford</text:p>
          </table:table-cell>
          <table:table-cell office:value-type="string" table:style-name="ce1">
            <text:p>"}),</text:p>
          </table:table-cell>
          <table:table-cell office:value-type="string" office:string-value="(mo:Politician {name: &quot;David Lloyd&quot;,  gender: &quot;male&quot;, constituency:&quot;Wexford&quot;})," table:formula="of:=CONCATENATE([.A17]; [.B17]; [.C17]; [.D17]; [.E17]; [.F17]; [.G17])" table:style-name="ce1">
            <text:p>(mo:Politician {name: "David Lloyd", <text:s/>gender: "male", constituency:"Wexford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p:Politician {name: "</text:p>
          </table:table-cell>
          <table:table-cell office:value-type="string" table:style-name="ce1">
            <text:p>Katrina Hutchinso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Wicklow</text:p>
          </table:table-cell>
          <table:table-cell office:value-type="string" table:style-name="ce1">
            <text:p>"});</text:p>
          </table:table-cell>
          <table:table-cell office:value-type="string" office:string-value="(mp:Politician {name: &quot;Katrina Hutchinson&quot;,  gender: &quot;female&quot;, constituency:&quot;Wicklow&quot;});" table:formula="of:=CONCATENATE([.A18]; [.B18]; [.C18]; [.D18]; [.E18]; [.F18]; [.G18])" table:style-name="ce1">
            <text:p>(mp:Politician {name: "Katrina Hutchinson", <text:s/>gender: "female", constituency:"Wicklow"});</text:p>
          </table:table-cell>
          <table:table-cell table:number-columns-repeated="16376"/>
        </table:table-row>
        <table:table-row table:number-rows-repeated="10" table:style-name="ro1">
          <table:table-cell table:number-columns-repeated="5"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1"/>
          <table:table-cell table:style-name="ce3"/>
          <table:table-cell table:number-columns-repeated="3" table:style-name="ce1"/>
          <table:table-cell table:style-name="ce2"/>
          <table:table-cell table:number-columns-repeated="16378" table:style-name="ce1"/>
        </table:table-row>
        <table:table-row table:number-rows-repeated="3" table:style-name="ro1">
          <table:table-cell table:number-columns-repeated="5" table:style-name="ce1"/>
          <table:table-cell table:style-name="ce2"/>
          <table:table-cell table:number-columns-repeated="16378" table:style-name="ce1"/>
        </table:table-row>
        <table:table-row table:number-rows-repeated="10" table:style-name="ro1">
          <table:table-cell/>
          <table:table-cell table:number-columns-repeated="4" table:style-name="ce1"/>
          <table:table-cell table:style-name="ce2"/>
          <table:table-cell table:number-columns-repeated="16378"/>
        </table:table-row>
        <table:table-row table:number-rows-repeated="46" table:style-name="ro1">
          <table:table-cell/>
          <table:table-cell table:style-name="ce3"/>
          <table:table-cell table:number-columns-repeated="3" table:style-name="ce1"/>
          <table:table-cell table:style-name="ce2"/>
          <table:table-cell table:number-columns-repeated="16378"/>
        </table:table-row>
        <table:table-row table:number-rows-repeated="10484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iks</meta:initial-creator>
    <dc:creator>Niks</dc:creator>
    <meta:creation-date>2016-04-08T20:46:50Z</meta:creation-date>
    <dc:date>2016-04-10T00:29:59Z</dc:date>
  </office:meta>
</office:document-meta>
</file>